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ll Me the Story of Jesus</text:p>
      <text:p text:style-name="P1"/>
      <text:p text:style-name="P4">Tell me the story of Jesus;</text:p>
      <text:p text:style-name="P4">Write on my heart every word.</text:p>
      <text:p text:style-name="P4">Tell me the store most precious,</text:p>
      <text:p text:style-name="P4">Sweetest that ever was heard.</text:p>
      <text:p text:style-name="P4">Tell how the angels in chorus,</text:p>
      <text:p text:style-name="P4">Sang as they welcomed His birth;</text:p>
      <text:p text:style-name="P4">“Glory to God in the highest!</text:p>
      <text:p text:style-name="P4">Peace and good tidings to earth.”</text:p>
      <text:p text:style-name="P4"/>
      <text:p text:style-name="P4">Fasting alone in the desert,</text:p>
      <text:p text:style-name="P4">Tell of the days that are past.</text:p>
      <text:p text:style-name="P4">How for our sins He was tempted,</text:p>
      <text:p text:style-name="P4">Yet was triumphant at last.</text:p>
      <text:p text:style-name="P4">Tell of the years of His labor,</text:p>
      <text:p text:style-name="P4">Tell of the sorrow He bore.</text:p>
      <text:p text:style-name="P4">He was despised and rejected,</text:p>
      <text:p text:style-name="P4">Homeless, rejected and poor.</text:p>
      <text:p text:style-name="P4"/>
      <text:p text:style-name="P4">Tell of the cross where they nailed Him,</text:p>
      <text:p text:style-name="P4">Writhing in anguish and pain.</text:p>
      <text:p text:style-name="P4">Tell of the grave where they laid Him,</text:p>
      <text:p text:style-name="P4">Tell how He liveth again.</text:p>
      <text:p text:style-name="P4">Love in that story so tender,</text:p>
      <text:p text:style-name="P4">Clearer than ever I see.</text:p>
      <text:p text:style-name="P4">Stay, let me weep while you whisper,</text:p>
      <text:p text:style-name="P4">Love paid the ransom for me.</text:p>
      <text:p text:style-name="P3"/>
      <text:p text:style-name="P4">Refrain</text:p>
      <text:p text:style-name="P4">Tell me the story of Jesus;</text:p>
      <text:p text:style-name="P4">Write on my heart every word.</text:p>
      <text:p text:style-name="P4">Tell me the store most precious,</text:p>
      <text:p text:style-name="P4">Sweetest that ever was heard.</text:p>
      <text:p text:style-name="P3"/>
      <text:p text:style-name="P3"/>
      <text:p text:style-name="P3">Composer: John R. Sweney</text:p>
      <text:p text:style-name="P3">Lyricist: Fanny J. Crosby</text:p>
      <text:p text:style-name="P3">Year:</text:p>
      <text:p text:style-name="P3">Meter: 8.7.8.7.D with refr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18T21:27:34</meta:creation-date>
    <meta:editing-duration>PT9M18S</meta:editing-duration>
    <meta:editing-cycles>2</meta:editing-cycles>
    <meta:generator>OpenOffice.org/3.3$Unix OpenOffice.org_project/330m20$Build-9567</meta:generator>
    <meta:initial-creator>Hank Warren</meta:initial-creator>
    <meta:document-statistic meta:table-count="0" meta:image-count="0" meta:object-count="0" meta:page-count="1" meta:paragraph-count="34" meta:word-count="187" meta:character-count="956"/>
    <dc:date>2015-03-18T21:36:51</dc:date>
    <dc:creator>Hank Warren</dc:creator>
    <meta:template xlink:type="simple" xlink:actuate="onRequest" xlink:title="TubaHymn" xlink:href="../../../../Library/Application%20Support/OpenOffice.org/3/user/template/TubaHymn.ott" meta:date="2015-03-18T21:27:33"/>
  </office:meta>
</office:document-meta>
</file>